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f9e" officeooo:paragraph-rsid="00074f9e"/>
    </style:style>
    <style:style style:name="P2" style:family="paragraph" style:parent-style-name="Standard">
      <style:text-properties officeooo:rsid="0008df92" officeooo:paragraph-rsid="0008df92"/>
    </style:style>
    <style:style style:name="P3" style:family="paragraph" style:parent-style-name="Standard">
      <style:text-properties officeooo:paragraph-rsid="000a34ec"/>
    </style:style>
    <style:style style:name="T1" style:family="text">
      <style:text-properties officeooo:rsid="00074f9e"/>
    </style:style>
    <style:style style:name="T2" style:family="text">
      <style:text-properties officeooo:rsid="0008df92"/>
    </style:style>
    <style:style style:name="T3" style:family="text">
      <style:text-properties officeooo:rsid="000a34ec"/>
    </style:style>
    <style:style style:name="T4" style:family="text">
      <style:text-properties officeooo:rsid="000b2a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Executive Summary</text:p>
      <text:p text:style-name="Standard"/>
      <text:p text:style-name="P3">It was asked to find the risks of anastomatic leaking following a colectomy associated with BMI. This is mainly due to patients having the ability to control their BMI before surgery, thus it is important to research this metrics relationship to such a risk. <text:span text:style-name="T2">Because many of these variables are including the dependent variable (anastomatic leak) </text:span><text:span text:style-name="T3">are</text:span><text:span text:style-name="T2"> boolean or categorical, it was necessary to train a generalized linear model or rather logistic regression. </text:span><text:s/>In regards to the first ask, it was found that holding all other metrics constant, for ever<text:span text:style-name="T3">y</text:span> unit of BMI increase, <text:span text:style-name="T3">with 95% confidence</text:span> there is a 2.7- 15.7% increase in chances for <text:span text:style-name="T3">a surgery patient</text:span> having an anastomatic Leak. By implementing <text:span text:style-name="T2">the</text:span><text:span text:style-name="T1"> backward step </text:span><text:span text:style-name="T2">variable </text:span><text:span text:style-name="T1">selection </text:span><text:span text:style-name="T2">technique</text:span>, we found that the metrics that also mattered aside from BMI were gender, age, tobacco use, diabetes, cancer history, albumin levels, and operation length. </text:p>
      <text:p text:style-name="Standard"/>
      <text:p text:style-name="P3"><text:span text:style-name="T3">In regards to the case studies, I implemented a bootstrapping technique that allowed me to render</text:span> graphs showing the top 97.5% and lower 2.5% probabilities of a risk over BMI levels from 20 – 50. <text:span text:style-name="T4">This was done for both cases.</text:span> <text:span text:style-name="T1">For an extreme BMI in the higher range, the </text:span><text:span text:style-name="T2">first </text:span><text:span text:style-name="T3">Case 1 (Arizona)</text:span><text:span text:style-name="T2"> has, at worst, less than 10% risk for anastomatic leak. </text:span><text:span text:style-name="T3">It may not be necessary for this case to lose weight before this surgical procedure.</text:span></text:p>
      <text:p text:style-name="Standard"/>
      <text:p text:style-name="P3">&lt;insert image&gt;</text:p>
      <text:p text:style-name="Standard"/>
      <text:p text:style-name="P2">This is juxtaposed to <text:span text:style-name="T3">Case 2 (Richard)</text:span> which showed more <text:span text:style-name="T3">range of risk over the entire 20 – 50 of BMI. This case should highly consider lowering their BMI before this surgical procedure.</text:span></text:p>
      <text:p text:style-name="Standard"/>
      <text:p text:style-name="Standard">&lt;insert image&gt;</text:p>
      <text:p text:style-name="Standard"/>
      <text:p text:style-name="P1"><text:span text:style-name="T3">Our model does exhibit a drawback of over estimation. </text:span>This graphic shows that our <text:span text:style-name="T2">model our model begins to overestimate when our model’s residuals reach about -2.5. </text:span></text:p>
      <text:p text:style-name="Standard"/>
      <text:p text:style-name="Standard">&lt;<text:span text:style-name="T2">res diag </text:span>insert image&gt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35:02.908226686</meta:creation-date>
    <dc:date>2024-05-09T21:16:52.432095136</dc:date>
    <meta:editing-duration>PT28S</meta:editing-duration>
    <meta:editing-cycles>1</meta:editing-cycles>
    <meta:document-statistic meta:table-count="0" meta:image-count="0" meta:object-count="0" meta:page-count="1" meta:paragraph-count="8" meta:word-count="293" meta:character-count="1762" meta:non-whitespace-character-count="1472"/>
    <meta:generator>LibreOffice/7.3.7.2$Linux_X86_64 LibreOffice_project/30$Build-2</meta:generator>
  </office:meta>
</office:document-meta>
</file>